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cripts/javascript/" manifest:media-type="application/binary"/>
  <manifest:file-entry manifest:full-path="Scripts/" manifest:media-type="application/binary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09in" fo:break-before="auto" style:use-optimal-row-height="false"/>
    </style:style>
    <style:style style:name="ro5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fo:background-color="transparent" fo:border-left="none" fo:padding="0.028in" fo:border-right="0.99pt solid #000000" fo:border-top="none"/>
    </style:style>
    <style:style style:name="ce31" style:family="table-cell" style:parent-style-name="Default">
      <style:table-cell-properties fo:border-bottom="none" fo:background-color="transparent" fo:border-left="0.99pt solid #000000" fo:padding="0.028in" fo:border-right="none" fo:border-top="non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45" calcext:value-type="float">
            <text:p>1.04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In Bethanien, jenseits des Jorda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1" calcext:value-type="float">
            <text:p>1.23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2" calcext:value-type="float">
            <text:p>1.2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33" calcext:value-type="float">
            <text:p>1.23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5]" office:value-type="float" office:value="4.08" calcext:value-type="float">
            <text:p>4.08</text:p>
          </table:table-cell>
          <table:table-cell table:style-name="ce124" table:formula="of:=[.E65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2]" office:value-type="float" office:value="4.17" calcext:value-type="float">
            <text:p>4.17</text:p>
          </table:table-cell>
          <table:table-cell table:style-name="ce124" table:formula="of:=[.E82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1" calcext:value-type="float">
            <text:p>9.5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15" calcext:value-type="float">
            <text:p>8.1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05" calcext:value-type="float">
            <text:p>1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23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335" calcext:value-type="float">
            <text:p>1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6" calcext:value-type="float">
            <text:p>4.4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3" calcext:value-type="float">
            <text:p>9.56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Sendet Boten nach Samaria, um für ihn zuzuberei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 du gehs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" calcext:value-type="float">
            <text:p>8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8" calcext:value-type="float">
            <text:p>9.5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2" calcext:value-type="float">
            <text:p>8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" calcext:value-type="float">
            <text:p>9.60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1" calcext:value-type="float">
            <text:p>8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6" office:value-type="float" office:value="8.242" calcext:value-type="float">
            <text:p>8.24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7" calcext:value-type="float">
            <text:p>4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 schlaeft im HInterteil des Schiffes... nimmt es dich nicht wunder, dass wir umkom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41" calcext:value-type="float">
            <text:p>4.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5" calcext:value-type="float">
            <text:p>8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erwunderung: dass auch Winde und See ihm gehor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1" calcext:value-type="float">
            <text:p>8.281</text:p>
          </table:table-cell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6" office:value-type="float" office:value="5.011" calcext:value-type="float">
            <text:p>5.011</text:p>
          </table:table-cell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Am jenseitigen Ufer im Land der Gadarener (gegenüber Galiläa):Joh: andere Seite des Sees von Galiläa oder von Tiberia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6" office:value-type="float" office:value="8.282" calcext:value-type="float">
            <text:p>8.28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2" calcext:value-type="float">
            <text:p>5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(mt), ein (mk) wütende(r) Besessene, die aus Grüften hervorkommen, niemand vermag, jenes weges vorbeikomm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07" calcext:value-type="float">
            <text:p>5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haben wir mit dir zu schaffen? Gekommen um uns zu quälen?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1" calcext:value-type="float">
            <text:p>5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8.32" calcext:value-type="float">
            <text:p>8.3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rde Schwein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7" calcext:value-type="float">
            <text:p>5.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1" calcext:value-type="float">
            <text:p>8.3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8" calcext:value-type="float">
            <text:p>5.1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8" calcext:value-type="float">
            <text:p>8.38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ls Jesus ins Schiff steigt, bittet der Besessene, dass er mitkommen darf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2" calcext:value-type="float">
            <text:p>8.3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19" calcext:value-type="float">
            <text:p>5.1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1" calcext:value-type="float">
            <text:p>8.3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lässt es nicht zu: geh in das Haus der Deinigen und verkünde ihnen, wieviel der Herr an dir getan ha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3" calcext:value-type="float">
            <text:p>8.34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" calcext:value-type="float">
            <text:p>5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9" calcext:value-type="float">
            <text:p>8.39</text:p>
          </table:table-cell>
          <table:table-cell table:style-name="ce138" office:value-type="float" office:value="8.392" calcext:value-type="float">
            <text:p>8.3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heilter ruft in Dekapolis (mk: in der ganzen Stadt) aus, was Jesus getan hat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1" calcext:value-type="float">
            <text:p>5.17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Steigt in Schiff und kommt (wiedererum) nach Kapernaum (seiner Stadt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1" calcext:value-type="float">
            <text:p>5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s Jesus zurürckkehrte, nahm in das Volk auf, denn alle erwarteten ihn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15" calcext:value-type="float">
            <text:p>9.0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38" office:value-type="float" office:value="5.172" calcext:value-type="float">
            <text:p>5.17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und Gesetzesgelehrte aus jedem Dorf von Galiläa und Judäa und Jersualem sitzen da. Des Herrn Kraft ist da, um sie zu heil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4" calcext:value-type="float">
            <text:p>9.04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2" calcext:value-type="float">
            <text:p>5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ihre Gedank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5" calcext:value-type="float">
            <text:p>9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11" calcext:value-type="float">
            <text:p>2.1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3" calcext:value-type="float">
            <text:p>5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Was ist leichter zu sagen: Deine Sünden sind vergeben oder Stehe auf und wandl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4" calcext:value-type="float">
            <text:p>5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4" office:value-type="float" office:value="5.25" calcext:value-type="float">
            <text:p>5.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36" calcext:value-type="float">
            <text:p>5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3" calcext:value-type="float">
            <text:p>5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5" calcext:value-type="float">
            <text:p>5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25" calcext:value-type="float">
            <text:p>5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Frau mit Blutfluss (seit 12 Jahren), die nicht geheilt werden konnte, rührt seine Quaste 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6" office:value-type="float" office:value="9.23" calcext:value-type="float">
            <text:p>9.23</text:p>
          </table:table-cell>
          <table:table-cell table:style-name="ce135"/>
          <table:table-cell table:style-name="ce144"/>
          <table:table-cell table:style-name="ce6"/>
          <table:table-cell table:style-name="ce30"/>
          <table:table-cell table:style-name="ce31"/>
          <table:table-cell table:style-name="ce125" office:value-type="float" office:value="5.38" calcext:value-type="float">
            <text:p>5.38</text:p>
          </table:table-cell>
          <table:table-cell table:style-name="ce135"/>
          <table:table-cell table:style-name="ce6"/>
          <table:table-cell table:style-name="ce30"/>
          <table:table-cell table:style-name="ce31"/>
          <table:table-cell table:style-name="ce124" office:value-type="float" office:value="8.51" calcext:value-type="float">
            <text:p>8.51</text:p>
          </table:table-cell>
          <table:table-cell table:style-name="ce42"/>
          <table:table-cell table:style-name="ce6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ommt in das Haus des Vorstehers, sieht Flötenspieler (mk: Getümmel, weinende) und lärmende Volksmenge // erlaubt nur Petrus, Johannes und Jakobus, mitzu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39" calcext:value-type="float">
            <text:p>5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5.43" calcext:value-type="float">
            <text:p>5.4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von dannen, zwei Blinde folgen ihm: erbarme dich unser, Sohn David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80]" office:value-type="float" office:value="9.34" calcext:value-type="float">
            <text:p>9.34</text:p>
          </table:table-cell>
          <table:table-cell table:style-name="ce124" table:formula="of:=[.E180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oten werden nicht auf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6" calcext:value-type="float">
            <text:p>9.56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chen sich auf, in eine anderes Dorf zu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1" calcext:value-type="float">
            <text:p>9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8" calcext:value-type="float">
            <text:p>12.3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2" calcext:value-type="float">
            <text:p>9.99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9" calcext:value-type="float">
            <text:p>12.3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3" calcext:value-type="float">
            <text:p>9.99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9" calcext:value-type="float">
            <text:p>12.3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196]" office:value-type="float" office:value="10.07" calcext:value-type="float">
            <text:p>10.07</text:p>
          </table:table-cell>
          <table:table-cell table:style-name="ce124" table:formula="of:=[.E196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03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sage euch, meinen Freunden, fürchtet euch nicht vor denen, die den Leib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 seien eure Lenden umgürtet und die Lampen brenn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36" calcext:value-type="float">
            <text:p>12.3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d Menschen gleich,die auf ihren Herrn warten, wenn er aufbrechen mag von der Hochzeit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3" calcext:value-type="float">
            <text:p>10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aare eures Hauptes sind gezäh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11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2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5.02" calcext:value-type="float">
            <text:p>15.0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8" calcext:value-type="float">
            <text:p>11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 verwundert sich, dass er sich nicht vor dem Mittagessen gewaschen ha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23.4" calcext:value-type="float">
            <text:p>23.4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elastet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99" calcext:value-type="float">
            <text:p>1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2" calcext:value-type="float">
            <text:p>6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2" calcext:value-type="float">
            <text:p>11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he euch Pharisäern: verzehntet Krausemünze... übergeht Gericht und Liebe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9" calcext:value-type="float">
            <text:p>11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rum hat Weisheit Gottes gesagt: ich werde Propheten und Apostel zu ihnen senden, und etliche von ihnen werden sie tö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 // Strecke deine Hand 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3.99" calcext:value-type="float">
            <text:p>3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16" calcext:value-type="float">
            <text:p>11.16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/aus dem Himmel sehen // vgl mt-16-1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27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5" calcext:value-type="float">
            <text:p>12.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5" calcext:value-type="float">
            <text:p>3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1" calcext:value-type="float">
            <text:p>8.2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Willen/Wort Gottes tut, ist Bruder, Schwester, Mutt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0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office:value-type="string" calcext:value-type="string">
            <text:p>Jesus steigt in ein Schiff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36" office:value-type="float" office:value="13.031" calcext:value-type="float">
            <text:p>13.0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2" calcext:value-type="float">
            <text:p>4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Redet vieles in Gleichnissen // lk-8-4: durch ein Gleichnis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34]" office:value-type="float" office:value="13.032" calcext:value-type="float">
            <text:p>13.03</text:p>
          </table:table-cell>
          <table:table-cell table:style-name="ce136" office:value-type="float" office:value="13.032" calcext:value-type="float">
            <text:p>13.032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36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1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" calcext:value-type="float">
            <text:p>6.0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5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001" calcext:value-type="float">
            <text:p>6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2" calcext:value-type="float">
            <text:p>6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7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6.003" calcext:value-type="float">
            <text:p>6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8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6.004" calcext:value-type="float">
            <text:p>6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9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6.005" calcext:value-type="float">
            <text:p>6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06" calcext:value-type="float">
            <text:p>6.0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5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69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30.5" calcext:value-type="float">
            <text:p>630.50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7" calcext:value-type="float">
            <text:p>14.127</text:p>
          </table:table-cell>
          <table:table-cell table:style-name="ce162" office:value-type="float" office:value="15.29" calcext:value-type="float">
            <text:p>15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8" calcext:value-type="float">
            <text:p>6.3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f den Berg und setzt sich dort mit seinen Jün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8" calcext:value-type="float">
            <text:p>14.1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09" calcext:value-type="float">
            <text:p>6.3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" calcext:value-type="float">
            <text:p>9.1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assah ist nah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" calcext:value-type="float">
            <text:p>14.13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" calcext:value-type="float">
            <text:p>14.130</text:p>
          </table:table-cell>
          <table:table-cell table:style-name="ce136" office:value-type="float" office:value="14.131" calcext:value-type="float">
            <text:p>14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136" calcext:value-type="float">
            <text:p>6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51" calcext:value-type="float">
            <text:p>6.0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4" calcext:value-type="float">
            <text:p>14.134</text:p>
          </table:table-cell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1" calcext:value-type="float">
            <text:p>6.31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6" office:value-type="float" office:value="14.136" calcext:value-type="float">
            <text:p>14.1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21" calcext:value-type="float">
            <text:p>9.1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1" calcext:value-type="float">
            <text:p>14.131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1" calcext:value-type="float">
            <text:p>6.3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" calcext:value-type="float">
            <text:p>9.1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6" calcext:value-type="float">
            <text:p>6.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2" calcext:value-type="float">
            <text:p>9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ntlass sie, damit sie sich Brote kaufen (sie haben nichts zu ess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6" calcext:value-type="float">
            <text:p>14.16</text:p>
          </table:table-cell>
          <table:table-cell table:style-name="ce16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7" calcext:value-type="float">
            <text:p>6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bt ihr ihnen zu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7" calcext:value-type="float">
            <text:p>14.17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8" calcext:value-type="float">
            <text:p>6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Andreas (Bruder von Petrus) sagt: Ein Knabe hat 5 Gerstenbrote und 2 Fisc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2" calcext:value-type="float">
            <text:p>14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2" calcext:value-type="float">
            <text:p>6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7" calcext:value-type="float">
            <text:p>9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wurden gesätti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01" calcext:value-type="float">
            <text:p>14.2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21" calcext:value-type="float">
            <text:p>6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1" calcext:value-type="float">
            <text:p>9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4" calcext:value-type="float">
            <text:p>6.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wahrhaftig der Prophet, der in die Welt kommen sol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73" calcext:value-type="float">
            <text:p>9.17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4" calcext:value-type="float">
            <text:p>9.17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 (Bethsaida)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Jesus nötigt die Jünger, ins Schiff zu steigen und ans Jenseitige Ufer zu fahren (Bethsaida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6" calcext:value-type="float">
            <text:p>6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5" calcext:value-type="float">
            <text:p>9.17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5" calcext:value-type="float">
            <text:p>6.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teigt auf Berg besonders, um zu be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7" calcext:value-type="float">
            <text:p>6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6" calcext:value-type="float">
            <text:p>9.17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1" calcext:value-type="float">
            <text:p>6.1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chiff mitten auf dem See, leidet N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48" calcext:value-type="float">
            <text:p>6.4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7" calcext:value-type="float">
            <text:p>9.17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ierte Nachtwache: Er kommt, wandelnd auf dem Se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" calcext:value-type="float">
            <text:p>6.5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8" calcext:value-type="float">
            <text:p>9.17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Ich bins, fuerchtet euch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1" calcext:value-type="float">
            <text:p>6.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79" calcext:value-type="float">
            <text:p>9.17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52" calcext:value-type="float">
            <text:p>6.1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und Petrus steigen ins Schiff, der Wind legt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1" calcext:value-type="float">
            <text:p>9.8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96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9" calcext:value-type="float">
            <text:p>6.45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07" calcext:value-type="float">
            <text:p>9.80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72" calcext:value-type="float">
            <text:p>9.17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809" calcext:value-type="float">
            <text:p>9.80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" calcext:value-type="float">
            <text:p>9.810</text:p>
          </table:table-cell>
          <table:table-cell table:style-name="ce162" office:value-type="float" office:value="11.38" calcext:value-type="float">
            <text:p>11.38</text:p>
          </table:table-cell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rum übertreten die Jünger die Ueberlieferung der Alten: sie waschen die Hände nicht, wenn sie Brot e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1" calcext:value-type="float">
            <text:p>9.81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1" calcext:value-type="float">
            <text:p>7.2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Tyrus und Sidon</text:p>
          </table:table-cell>
          <table:table-cell table:style-name="ce174" table:number-columns-repeated="2"/>
          <table:table-cell table:number-columns-repeated="2"/>
        </table:table-row>
        <table:table-row table:style-name="ro5">
          <table:table-cell table:style-name="ce121"/>
          <table:table-cell table:style-name="ce122"/>
          <table:table-cell table:style-name="ce125" table:formula="of:=[.D403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6" office:value-type="float" office:value="7.242" calcext:value-type="float">
            <text:p>7.242</text:p>
          </table:table-cell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815" calcext:value-type="float">
            <text:p>9.8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6" calcext:value-type="float">
            <text:p>9.8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2" calcext:value-type="float">
            <text:p>7.32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9.821" calcext:value-type="float">
            <text:p>9.82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9" calcext:value-type="float">
            <text:p>15.29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" calcext:value-type="float">
            <text:p>7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7" calcext:value-type="float">
            <text:p>9.8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Kommt von Tyrus und Sidon an den See von Galiläa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1" calcext:value-type="float">
            <text:p>7.30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818" calcext:value-type="float">
            <text:p>9.8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62" office:value-type="float" office:value="6.03" calcext:value-type="float">
            <text:p>6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steigt auf den Berg, setz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4" calcext:value-type="float">
            <text:p>9.8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05" calcext:value-type="float">
            <text:p>7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19" calcext:value-type="float">
            <text:p>9.8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Volksmenge mit Lahmen, Blinden, Stummen, Krüppeln... werfen sie ihm zu Füssen, Jesus heilt si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1" calcext:value-type="float">
            <text:p>15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2" calcext:value-type="float">
            <text:p>7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" calcext:value-type="float">
            <text:p>9.820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 sieht, dass Stumme reden, Krüppel gesund werden, Lahme wandeln und Blinde sehen: sie verherrlichen den Gott Israel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19" calcext:value-type="float">
            <text:p>15.3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2" calcext:value-type="float">
            <text:p>9.822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 hat alles wohl gemacht: Taube hören, Stumme re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823" calcext:value-type="float">
            <text:p>9.823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Grosse Volksmenge hat nichts zu essen (Die Speisung der Viertausend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Woher nehmen wir so viele Brote in dieser Einöd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825" calcext:value-type="float">
            <text:p>9.8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/Dalmanuth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99" calcext:value-type="float">
            <text:p>15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.824" calcext:value-type="float">
            <text:p>9.8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1" calcext:value-type="float">
            <text:p>16.1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1" calcext:value-type="float">
            <text:p>8.2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8" calcext:value-type="float">
            <text:p>9.19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 table:style-name="ce174" office:value-type="string" calcext:value-type="string">
            <text:p>Jesus und seine Jünger gehen in die Gegenden von Cäserea Philipp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6" office:value-type="float" office:value="16.132" calcext:value-type="float">
            <text:p>16.13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6" office:value-type="float" office:value="8.272" calcext:value-type="float">
            <text:p>8.2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99" calcext:value-type="float">
            <text:p>9.19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sagen die Menschen, dass ich se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5" calcext:value-type="float">
            <text:p>16.15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9" calcext:value-type="float">
            <text:p>8.29</text:p>
          </table:table-cell>
          <table:table-cell table:style-name="ce136" office:value-type="float" office:value="8.291" calcext:value-type="float">
            <text:p>8.291</text:p>
          </table:table-cell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1" calcext:value-type="float">
            <text:p>9.201</text:p>
          </table:table-cell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number-columns-repeated="2"/>
          <table:table-cell office:value-type="string" calcext:value-type="string">
            <text:p>Ihr aber, wer sagt ihr, dass ich sei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95" calcext:value-type="float">
            <text:p>8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36" office:value-type="float" office:value="9.202" calcext:value-type="float">
            <text:p>9.2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Petrus: Du bist der Christus, der Sohn des lebendigen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65" calcext:value-type="float">
            <text:p>16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3" calcext:value-type="float">
            <text:p>8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05" calcext:value-type="float">
            <text:p>8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15" calcext:value-type="float">
            <text:p>9.2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28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429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1" calcext:value-type="float">
            <text:p>17.09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1" calcext:value-type="float">
            <text:p>9.091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vom Berg herabgestiegen: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9" calcext:value-type="float">
            <text:p>17.09</text:p>
          </table:table-cell>
          <table:table-cell table:style-name="ce136" office:value-type="float" office:value="17.092" calcext:value-type="float">
            <text:p>17.09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6" office:value-type="float" office:value="9.092" calcext:value-type="float">
            <text:p>9.09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t niemand das Gesicht, bis Sohn des Menschen aus den Toten auferstanden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" calcext:value-type="float">
            <text:p>17.1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9.377" calcext:value-type="float">
            <text:p>9.3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um sagen Schriftgelehrte, dass Elias kommen müsse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79" calcext:value-type="float">
            <text:p>9.3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8" calcext:value-type="float">
            <text:p>9.38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9" calcext:value-type="float">
            <text:p>17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5" calcext:value-type="float">
            <text:p>9.3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Jünger: Warum konnten wir ihn nicht austreib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29" calcext:value-type="float">
            <text:p>9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86" calcext:value-type="float">
            <text:p>9.38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Diese Art fährt nur aus durch Gebet und Fas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1" calcext:value-type="float">
            <text:p>17.22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395" calcext:value-type="float">
            <text:p>9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Ziehen durch Galiläa, Jesus will nicht, dass es jemand erfahr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 office:value-type="float" office:value="17.222" calcext:value-type="float">
            <text:p>17.222</text:p>
          </table:table-cell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1" calcext:value-type="float">
            <text:p>9.31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Sohn des Menschen wird überliefert in des Menschen Hände (2. Ankündigung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225" calcext:value-type="float">
            <text:p>17.22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5" calcext:value-type="float">
            <text:p>9.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9"/>
          <table:table-cell table:style-name="ce174"/>
          <table:table-cell table:style-name="ce174" office:value-type="string" calcext:value-type="string">
            <text:p>Jünger verstehen dieses Wort nich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1" calcext:value-type="float">
            <text:p>9.3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1" calcext:value-type="float">
            <text:p>9.4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3" calcext:value-type="float">
            <text:p>17.243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3" calcext:value-type="float">
            <text:p>9.4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7.99" calcext:value-type="float">
            <text:p>17.99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6" office:value-type="float" office:value="9.332" calcext:value-type="float">
            <text:p>9.3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452" calcext:value-type="float">
            <text:p>9.4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/>
          <table:table-cell table:style-name="ce174" office:value-type="string" calcext:value-type="string">
            <text:p>Was habt ihr auf dem Weg (nach Kapernaum) verhandel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11" calcext:value-type="float">
            <text:p>18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1" calcext:value-type="float">
            <text:p>9.3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Ueberlegung ihres Herzen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4" calcext:value-type="float">
            <text:p>18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sich selbst erniedrigen wird wie deses Kindlein, dieser ist der Grosste im Reich der Himmel // Wenn jemand der erste sein will, so soll er der letzte von allen sein, und aller Diener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23" office:value-type="float" office:value="9.485" calcext:value-type="float">
            <text:p>9.4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aber irgend eines dieser Kleinen, die an mich glauben, ärgern wird (Warnung vor Verfühung zur Sünde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3" office:value-type="float" office:value="9.421" calcext:value-type="float">
            <text:p>9.4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6" calcext:value-type="float">
            <text:p>9.486</text:p>
          </table:table-cell>
          <table:table-cell table:style-name="ce162" office:value-type="float" office:value="17.02" calcext:value-type="float">
            <text:p>17.0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7" calcext:value-type="float">
            <text:p>18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22" calcext:value-type="float">
            <text:p>9.4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87" calcext:value-type="float">
            <text:p>9.487</text:p>
          </table:table-cell>
          <table:table-cell table:style-name="ce162" office:value-type="float" office:value="17.01" calcext:value-type="float">
            <text:p>17.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 ist notwendig, dass Aergernisse 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nn dein Bruder gegen dich sündigt (Zurechtweisung und Gebet in der Gemeinde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4" calcext:value-type="float">
            <text:p>18.16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2" calcext:value-type="float">
            <text:p>9.52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3" office:value-type="float" office:value="4.025" calcext:value-type="float">
            <text:p>4.0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Tage seiner Aufnahme erfüllen sich, Er richtet Anagesicht, nach Jerusalem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58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65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69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87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2.132" calcext:value-type="float">
            <text:p>12.1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2" calcext:value-type="float">
            <text:p>20.2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97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3" calcext:value-type="float">
            <text:p>12.1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3" calcext:value-type="float">
            <text:p>20.2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98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4" calcext:value-type="float">
            <text:p>12.1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204" calcext:value-type="float">
            <text:p>20.2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3" calcext:value-type="float">
            <text:p>21.3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ört ein Gleichnis: Es war ein Hausherr, der einen Weinberg pflanzte... 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4" calcext:value-type="float">
            <text:p>21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" calcext:value-type="float">
            <text:p>20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Zeit der Früchte nahte//um die bestimmte Zeit: sandte er seine Knechte, um die Früchte zu emp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5" calcext:value-type="float">
            <text:p>21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3" calcext:value-type="float">
            <text:p>12.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1" calcext:value-type="float">
            <text:p>20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ingärtner töten Knecht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355" calcext:value-type="float">
            <text:p>21.35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5" calcext:value-type="float">
            <text:p>12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2" calcext:value-type="float">
            <text:p>20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einen drit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7" calcext:value-type="float">
            <text:p>21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6" calcext:value-type="float">
            <text:p>12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3" calcext:value-type="float">
            <text:p>20.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t geliebten Sohn, den letz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38" calcext:value-type="float">
            <text:p>21.3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07" calcext:value-type="float">
            <text:p>12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4" calcext:value-type="float">
            <text:p>20.1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der Erbe. Töten wir ihn, damit das Erbe unser werd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2" calcext:value-type="float">
            <text:p>21.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r Stein, den die Bauleute verworfen haben, ist zum Eckstein geword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 und einer Nation gegeben, dass dessen Früchte bring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4" calcext:value-type="float">
            <text:p>21.4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05" calcext:value-type="float">
            <text:p>12.1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8" calcext:value-type="float">
            <text:p>20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auf diesen Stein fällt, wird zerschmettert werden, aber auf welchen er fallen wird, den wird er zermalm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5" calcext:value-type="float">
            <text:p>21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2" calcext:value-type="float">
            <text:p>12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19" calcext:value-type="float">
            <text:p>20.1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ohenpriester und Pharisäer suchen ihn zu greifen, weil sie erkennen, dass er von Ihnen rede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509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131" calcext:value-type="float">
            <text:p>12.13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201" calcext:value-type="float">
            <text:p>20.2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eichnis: Das Reich der Himmel ist gleich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391" calcext:value-type="float">
            <text:p>12.391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5" calcext:value-type="float">
            <text:p>22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nden Pharisäer und Herodianer, um ihn in seiner Rede zu fang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2.235" calcext:value-type="float">
            <text:p>22.2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Hütet uch vor den Schriftgelehrten, die in langen Gewändern einhergehen wollen .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99" calcext:value-type="float">
            <text:p>14.990</text:p>
          </table:table-cell>
          <table:table-cell table:style-name="ce162" office:value-type="float" office:value="11.46" calcext:value-type="float">
            <text:p>11.4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522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14" calcext:value-type="float">
            <text:p>23.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" calcext:value-type="float">
            <text:p>12.40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20.47" calcext:value-type="float">
            <text:p>20.4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lche die Häuser der Witwen verschl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" calcext:value-type="float">
            <text:p>23.99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Blickt auf die Reichen, die ihre Gaben in den Schatzkasten legen (Das Scherflein der Witwe)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991" calcext:value-type="float">
            <text:p>23.99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Arme Witwe legt 2 Leptone ein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tliche sagen vom Tempel, dass er <text:s/>mit schönen Steinen und Weihgeschenken geschmückt sei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2" calcext:value-type="float">
            <text:p>24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2" calcext:value-type="float">
            <text:p>13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06" calcext:value-type="float">
            <text:p>21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Nicht ein Stein wird auf dem anderen gelass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3" calcext:value-type="float">
            <text:p>24.03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03" calcext:value-type="float">
            <text:p>24.0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12" calcext:value-type="float">
            <text:p>13.1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 Haar wird verloren 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32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acht (und betet), ihr wisst nicht, zu welcher Stunde der Herr kommt / wann die Zeit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5">
          <table:table-cell table:style-name="ce121"/>
          <table:table-cell table:style-name="ce122"/>
          <table:table-cell table:style-name="ce124" table:formula="of:=[.D541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545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560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5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7952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621"/>
      </table:named-expressions>
      <table:database-ranges>
        <table:database-range table:name="SortierRange" table:target-range-address="Parallelstellen.C2:Parallelstellen.AM621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62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9:57:15.720337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7-26T20:10:46.541645950</dc:date>
    <meta:editing-duration>P3DT13H29M30S</meta:editing-duration>
    <meta:editing-cycles>586</meta:editing-cycles>
    <meta:generator>LibreOffice/6.3.5.2$Linux_X86_64 LibreOffice_project/30$Build-2</meta:generator>
    <meta:document-statistic meta:table-count="1" meta:cell-count="3958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